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f45" officeooo:paragraph-rsid="00130f45"/>
    </style:style>
    <style:style style:name="P2" style:family="paragraph" style:parent-style-name="Standard">
      <style:text-properties officeooo:rsid="00130f45" officeooo:paragraph-rsid="00130f45"/>
    </style:style>
    <style:style style:name="P3" style:family="paragraph" style:parent-style-name="Standard">
      <style:text-properties officeooo:rsid="0014b36d" officeooo:paragraph-rsid="0014b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it</text:p>
      <text:p text:style-name="P3">git ad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7T19:13:47.540620983</meta:creation-date>
    <dc:date>2022-07-17T20:01:20.382953107</dc:date>
    <meta:editing-duration>PT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4" meta:character-count="17" meta:non-whitespace-character-count="15"/>
  </office:meta>
</office:document-meta>
</file>